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to derive P_100 from a multiplicative partition of 100, like 25 * 4 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79DT20H18M48S</meta:editing-duration>
    <meta:editing-cycles>207</meta:editing-cycles>
    <meta:generator>LibreOffice/7.2.0.4$Windows_X86_64 LibreOffice_project/9a9c6381e3f7a62afc1329bd359cc48accb6435b</meta:generator>
    <dc:date>2024-05-23T20:58:02.217000000</dc:date>
    <meta:document-statistic meta:table-count="15" meta:cell-count="5362" meta:object-count="0"/>
  </office:meta>
</office:document-meta>
</file>